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9.23mm"/>
    </style:style>
    <style:style style:name="co9" style:family="table-column">
      <style:table-column-properties fo:break-before="auto" style:column-width="38.6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16.51mm"/>
    </style:style>
    <style:style style:name="co12" style:family="table-column">
      <style:table-column-properties fo:break-before="auto" style:column-width="10.92mm"/>
    </style:style>
    <style:style style:name="co13" style:family="table-column">
      <style:table-column-properties fo:break-before="auto" style:column-width="24.34mm"/>
    </style:style>
    <style:style style:name="co14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5" style:family="table-cell" style:parent-style-name="Default" style:data-style-name="N10149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6" style:family="table-cell" style:parent-style-name="Default" style:data-style-name="N10149">
      <style:table-cell-properties style:text-align-source="fix" style:repeat-content="fals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44.85mm" svg:height="114.56mm" svg:x="60.25mm" svg:y="1.06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name="Wybory samorządowe " draw:style-name="gr1" draw:text-style-name="P1" svg:width="206.03mm" svg:height="133.09mm" svg:x="83.34mm" svg:y="4.77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  <svg:title>Wybory samorządowe </svg:title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394.9mm" svg:height="127.53mm" svg:x="62.81mm" svg:y="6.61mm">
            <loext:p/>
            <draw:object draw:notify-on-update-of-ranges="'3. Matematyczne I'.A2:'3. Matematyczne I'.A102 '3. Matematyczne I'.B1:'3. Matematyczne I'.B1 '3. Matematyczne I'.B2:'3. Matematyczne I'.B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default-cell-style-name="ce16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15" table:formula="of:=1/(POWER([.A2];2)-1)" office:value-type="float" office:value="0.0416666666666667" calcext:value-type="float">
            <text:p>0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15" table:formula="of:=1/(POWER([.A3];2)-1)" office:value-type="float" office:value="0.0434593654932638" calcext:value-type="float">
            <text:p>0,043459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15" table:formula="of:=1/(POWER([.A4];2)-1)" office:value-type="float" office:value="0.0453720508166969" calcext:value-type="float">
            <text:p>0,045372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15" table:formula="of:=1/(POWER([.A5];2)-1)" office:value-type="float" office:value="0.0474158368895211" calcext:value-type="float">
            <text:p>0,047416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15" table:formula="of:=1/(POWER([.A6];2)-1)" office:value-type="float" office:value="0.0496031746031746" calcext:value-type="float">
            <text:p>0,049603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15" table:formula="of:=1/(POWER([.A7];2)-1)" office:value-type="float" office:value="0.051948051948052" calcext:value-type="float">
            <text:p>0,051948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15" table:formula="of:=1/(POWER([.A8];2)-1)" office:value-type="float" office:value="0.0544662309368192" calcext:value-type="float">
            <text:p>0,054466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15" table:formula="of:=1/(POWER([.A9];2)-1)" office:value-type="float" office:value="0.0571755288736421" calcext:value-type="float">
            <text:p>0,057176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15" table:formula="of:=1/(POWER([.A10];2)-1)" office:value-type="float" office:value="0.0600961538461538" calcext:value-type="float">
            <text:p>0,060096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15" table:formula="of:=1/(POWER([.A11];2)-1)" office:value-type="float" office:value="0.0632511068943707" calcext:value-type="float">
            <text:p>0,06325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15" table:formula="of:=1/(POWER([.A12];2)-1)" office:value-type="float" office:value="0.0666666666666667" calcext:value-type="float">
            <text:p>0,0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15" table:formula="of:=1/(POWER([.A13];2)-1)" office:value-type="float" office:value="0.0703729767769177" calcext:value-type="float">
            <text:p>0,070373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15" table:formula="of:=1/(POWER([.A14];2)-1)" office:value-type="float" office:value="0.0744047619047619" calcext:value-type="float">
            <text:p>0,074405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15" table:formula="of:=1/(POWER([.A15];2)-1)" office:value-type="float" office:value="0.0788022064617809" calcext:value-type="float">
            <text:p>0,078802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15" table:formula="of:=1/(POWER([.A16];2)-1)" office:value-type="float" office:value="0.0836120401337793" calcext:value-type="float">
            <text:p>0,083612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15" table:formula="of:=1/(POWER([.A17];2)-1)" office:value-type="float" office:value="0.0888888888888883" calcext:value-type="float">
            <text:p>0,0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15" table:formula="of:=1/(POWER([.A18];2)-1)" office:value-type="float" office:value="0.0946969696969691" calcext:value-type="float">
            <text:p>0,094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15" table:formula="of:=1/(POWER([.A19];2)-1)" office:value-type="float" office:value="0.101112234580384" calcext:value-type="float">
            <text:p>0,101112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15" table:formula="of:=1/(POWER([.A20];2)-1)" office:value-type="float" office:value="0.108225108225107" calcext:value-type="float">
            <text:p>0,108225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15" table:formula="of:=1/(POWER([.A21];2)-1)" office:value-type="float" office:value="0.116144018583042" calcext:value-type="float">
            <text:p>0,116144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15" table:formula="of:=1/(POWER([.A22];2)-1)" office:value-type="float" office:value="0.124999999999999" calcext:value-type="float">
            <text:p>0,125000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15" table:formula="of:=1/(POWER([.A23];2)-1)" office:value-type="float" office:value="0.134952766531713" calcext:value-type="float">
            <text:p>0,13495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15" table:formula="of:=1/(POWER([.A24];2)-1)" office:value-type="float" office:value="0.146198830409356" calcext:value-type="float">
            <text:p>0,146199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15" table:formula="of:=1/(POWER([.A25];2)-1)" office:value-type="float" office:value="0.158982511923687" calcext:value-type="float">
            <text:p>0,158983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15" table:formula="of:=1/(POWER([.A26];2)-1)" office:value-type="float" office:value="0.17361111111111" calcext:value-type="float">
            <text:p>0,1736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15" table:formula="of:=1/(POWER([.A27];2)-1)" office:value-type="float" office:value="0.190476190476189" calcext:value-type="float">
            <text:p>0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15" table:formula="of:=1/(POWER([.A28];2)-1)" office:value-type="float" office:value="0.210084033613443" calcext:value-type="float">
            <text:p>0,210084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15" table:formula="of:=1/(POWER([.A29];2)-1)" office:value-type="float" office:value="0.233100233100231" calcext:value-type="float">
            <text:p>0,233100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15" table:formula="of:=1/(POWER([.A30];2)-1)" office:value-type="float" office:value="0.260416666666664" calcext:value-type="float">
            <text:p>0,26041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15" table:formula="of:=1/(POWER([.A31];2)-1)" office:value-type="float" office:value="0.293255131964806" calcext:value-type="float">
            <text:p>0,293255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15" table:formula="of:=1/(POWER([.A32];2)-1)" office:value-type="float" office:value="0.333333333333329" calcext:value-type="float">
            <text:p>0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15" table:formula="of:=1/(POWER([.A33];2)-1)" office:value-type="float" office:value="0.383141762452102" calcext:value-type="float">
            <text:p>0,38314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15" table:formula="of:=1/(POWER([.A34];2)-1)" office:value-type="float" office:value="0.446428571428564" calcext:value-type="float">
            <text:p>0,446429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15" table:formula="of:=1/(POWER([.A35];2)-1)" office:value-type="float" office:value="0.52910052910052" calcext:value-type="float">
            <text:p>0,52910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15" table:formula="of:=1/(POWER([.A36];2)-1)" office:value-type="float" office:value="0.641025641025628" calcext:value-type="float">
            <text:p>0,641026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15" table:formula="of:=1/(POWER([.A37];2)-1)" office:value-type="float" office:value="0.799999999999981" calcext:value-type="float">
            <text:p>0,800000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15" table:formula="of:=1/(POWER([.A38];2)-1)" office:value-type="float" office:value="1.04166666666664" calcext:value-type="float">
            <text:p>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15" table:formula="of:=1/(POWER([.A39];2)-1)" office:value-type="float" office:value="1.44927536231879" calcext:value-type="float">
            <text:p>1,449275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15" table:formula="of:=1/(POWER([.A40];2)-1)" office:value-type="float" office:value="2.27272727272715" calcext:value-type="float">
            <text:p>2,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15" table:formula="of:=1/(POWER([.A41];2)-1)" office:value-type="float" office:value="4.76190476190426" calcext:value-type="float">
            <text:p>4,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15" table:formula="of:=1/(POWER([.A43];2)-1)" office:value-type="float" office:value="-5.26315789473734" calcext:value-type="float">
            <text:p>-5,263158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15" table:formula="of:=1/(POWER([.A44];2)-1)" office:value-type="float" office:value="-2.7777777777779" calcext:value-type="float">
            <text:p>-2,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15" table:formula="of:=1/(POWER([.A45];2)-1)" office:value-type="float" office:value="-1.96078431372554" calcext:value-type="float">
            <text:p>-1,96078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15" table:formula="of:=1/(POWER([.A46];2)-1)" office:value-type="float" office:value="-1.56250000000003" calcext:value-type="float">
            <text:p>-1,562500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15" table:formula="of:=1/(POWER([.A47];2)-1)" office:value-type="float" office:value="-1.33333333333335" calcext:value-type="float">
            <text:p>-1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15" table:formula="of:=1/(POWER([.A48];2)-1)" office:value-type="float" office:value="-1.1904761904762" calcext:value-type="float">
            <text:p>-1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15" table:formula="of:=1/(POWER([.A49];2)-1)" office:value-type="float" office:value="-1.09890109890111" calcext:value-type="float">
            <text:p>-1,09890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15" table:formula="of:=1/(POWER([.A50];2)-1)" office:value-type="float" office:value="-1.04166666666667" calcext:value-type="float">
            <text:p>-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15" table:formula="of:=1/(POWER([.A51];2)-1)" office:value-type="float" office:value="-1.01010101010101" calcext:value-type="float">
            <text:p>-1,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5" table:formula="of:=1/(POWER([.A52];2)-1)" office:value-type="float" office:value="-1" calcext:value-type="float">
            <text:p>-1,000000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15" table:formula="of:=1/(POWER([.A53];2)-1)" office:value-type="float" office:value="-1.01010101010101" calcext:value-type="float">
            <text:p>-1,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15" table:formula="of:=1/(POWER([.A54];2)-1)" office:value-type="float" office:value="-1.04166666666666" calcext:value-type="float">
            <text:p>-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15" table:formula="of:=1/(POWER([.A55];2)-1)" office:value-type="float" office:value="-1.09890109890109" calcext:value-type="float">
            <text:p>-1,098901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15" table:formula="of:=1/(POWER([.A56];2)-1)" office:value-type="float" office:value="-1.19047619047618" calcext:value-type="float">
            <text:p>-1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15" table:formula="of:=1/(POWER([.A57];2)-1)" office:value-type="float" office:value="-1.33333333333332" calcext:value-type="float">
            <text:p>-1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15" table:formula="of:=1/(POWER([.A58];2)-1)" office:value-type="float" office:value="-1.56249999999997" calcext:value-type="float">
            <text:p>-1,562500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15" table:formula="of:=1/(POWER([.A59];2)-1)" office:value-type="float" office:value="-1.96078431372544" calcext:value-type="float">
            <text:p>-1,96078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15" table:formula="of:=1/(POWER([.A60];2)-1)" office:value-type="float" office:value="-2.77777777777766" calcext:value-type="float">
            <text:p>-2,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15" table:formula="of:=1/(POWER([.A61];2)-1)" office:value-type="float" office:value="-5.26315789473635" calcext:value-type="float">
            <text:p>-5,263158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15" table:formula="of:=1/(POWER([.A63];2)-1)" office:value-type="float" office:value="4.76190476190526" calcext:value-type="float">
            <text:p>4,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15" table:formula="of:=1/(POWER([.A64];2)-1)" office:value-type="float" office:value="2.2727272727274" calcext:value-type="float">
            <text:p>2,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15" table:formula="of:=1/(POWER([.A65];2)-1)" office:value-type="float" office:value="1.44927536231889" calcext:value-type="float">
            <text:p>1,449275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15" table:formula="of:=1/(POWER([.A66];2)-1)" office:value-type="float" office:value="1.0416666666667" calcext:value-type="float">
            <text:p>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15" table:formula="of:=1/(POWER([.A67];2)-1)" office:value-type="float" office:value="0.800000000000019" calcext:value-type="float">
            <text:p>0,800000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15" table:formula="of:=1/(POWER([.A68];2)-1)" office:value-type="float" office:value="0.641025641025654" calcext:value-type="float">
            <text:p>0,641026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15" table:formula="of:=1/(POWER([.A69];2)-1)" office:value-type="float" office:value="0.529100529100539" calcext:value-type="float">
            <text:p>0,52910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15" table:formula="of:=1/(POWER([.A70];2)-1)" office:value-type="float" office:value="0.446428571428579" calcext:value-type="float">
            <text:p>0,44642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15" table:formula="of:=1/(POWER([.A71];2)-1)" office:value-type="float" office:value="0.383141762452113" calcext:value-type="float">
            <text:p>0,383142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15" table:formula="of:=1/(POWER([.A72];2)-1)" office:value-type="float" office:value="0.333333333333338" calcext:value-type="float">
            <text:p>0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15" table:formula="of:=1/(POWER([.A73];2)-1)" office:value-type="float" office:value="0.293255131964813" calcext:value-type="float">
            <text:p>0,293255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15" table:formula="of:=1/(POWER([.A74];2)-1)" office:value-type="float" office:value="0.26041666666667" calcext:value-type="float">
            <text:p>0,26041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15" table:formula="of:=1/(POWER([.A75];2)-1)" office:value-type="float" office:value="0.233100233100236" calcext:value-type="float">
            <text:p>0,233100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15" table:formula="of:=1/(POWER([.A76];2)-1)" office:value-type="float" office:value="0.210084033613447" calcext:value-type="float">
            <text:p>0,210084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15" table:formula="of:=1/(POWER([.A77];2)-1)" office:value-type="float" office:value="0.190476190476192" calcext:value-type="float">
            <text:p>0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15" table:formula="of:=1/(POWER([.A78];2)-1)" office:value-type="float" office:value="0.173611111111113" calcext:value-type="float">
            <text:p>0,1736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15" table:formula="of:=1/(POWER([.A79];2)-1)" office:value-type="float" office:value="0.15898251192369" calcext:value-type="float">
            <text:p>0,158983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15" table:formula="of:=1/(POWER([.A80];2)-1)" office:value-type="float" office:value="0.146198830409358" calcext:value-type="float">
            <text:p>0,146199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15" table:formula="of:=1/(POWER([.A81];2)-1)" office:value-type="float" office:value="0.134952766531715" calcext:value-type="float">
            <text:p>0,134953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15" table:formula="of:=1/(POWER([.A82];2)-1)" office:value-type="float" office:value="0.125000000000001" calcext:value-type="float">
            <text:p>0,125000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15" table:formula="of:=1/(POWER([.A83];2)-1)" office:value-type="float" office:value="0.116144018583044" calcext:value-type="float">
            <text:p>0,1161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15" table:formula="of:=1/(POWER([.A84];2)-1)" office:value-type="float" office:value="0.108225108225109" calcext:value-type="float">
            <text:p>0,108225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15" table:formula="of:=1/(POWER([.A85];2)-1)" office:value-type="float" office:value="0.101112234580385" calcext:value-type="float">
            <text:p>0,101112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15" table:formula="of:=1/(POWER([.A86];2)-1)" office:value-type="float" office:value="0.0946969696969703" calcext:value-type="float">
            <text:p>0,094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15" table:formula="of:=1/(POWER([.A87];2)-1)" office:value-type="float" office:value="0.0888888888888894" calcext:value-type="float">
            <text:p>0,0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15" table:formula="of:=1/(POWER([.A88];2)-1)" office:value-type="float" office:value="0.0836120401337798" calcext:value-type="float">
            <text:p>0,083612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15" table:formula="of:=1/(POWER([.A89];2)-1)" office:value-type="float" office:value="0.0788022064617814" calcext:value-type="float">
            <text:p>0,078802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15" table:formula="of:=1/(POWER([.A90];2)-1)" office:value-type="float" office:value="0.0744047619047623" calcext:value-type="float">
            <text:p>0,074405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15" table:formula="of:=1/(POWER([.A91];2)-1)" office:value-type="float" office:value="0.070372976776918" calcext:value-type="float">
            <text:p>0,070373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15" table:formula="of:=1/(POWER([.A92];2)-1)" office:value-type="float" office:value="0.066666666666667" calcext:value-type="float">
            <text:p>0,0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15" table:formula="of:=1/(POWER([.A93];2)-1)" office:value-type="float" office:value="0.063251106894371" calcext:value-type="float">
            <text:p>0,06325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15" table:formula="of:=1/(POWER([.A94];2)-1)" office:value-type="float" office:value="0.0600961538461541" calcext:value-type="float">
            <text:p>0,060096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15" table:formula="of:=1/(POWER([.A95];2)-1)" office:value-type="float" office:value="0.0571755288736424" calcext:value-type="float">
            <text:p>0,057176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15" table:formula="of:=1/(POWER([.A96];2)-1)" office:value-type="float" office:value="0.0544662309368192" calcext:value-type="float">
            <text:p>0,054466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15" table:formula="of:=1/(POWER([.A97];2)-1)" office:value-type="float" office:value="0.0519480519480522" calcext:value-type="float">
            <text:p>0,051948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15" table:formula="of:=1/(POWER([.A98];2)-1)" office:value-type="float" office:value="0.0496031746031748" calcext:value-type="float">
            <text:p>0,049603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15" table:formula="of:=1/(POWER([.A99];2)-1)" office:value-type="float" office:value="0.0474158368895211" calcext:value-type="float">
            <text:p>0,047416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15" table:formula="of:=1/(POWER([.A100];2)-1)" office:value-type="float" office:value="0.0453720508166969" calcext:value-type="float">
            <text:p>0,045372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15" table:formula="of:=1/(POWER([.A101];2)-1)" office:value-type="float" office:value="0.0434593654932638" calcext:value-type="float">
            <text:p>0,043459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15" table:formula="of:=1/(POWER([.A102];2)-1)" office:value-type="float" office:value="0.0416666666666668" calcext:value-type="float">
            <text:p>0,041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shapes>
          <draw:frame draw:z-index="0" draw:style-name="gr1" draw:text-style-name="P1" svg:width="159.78mm" svg:height="89.95mm" svg:x="115.79mm" svg:y="9.53mm">
            <loext:p/>
            <draw:object draw:notify-on-update-of-ranges="'4. Matematyczne II'.B1:'4. Matematyczne II'.B1 '4. Matematyczne II'.B2:'4. Matematyczne II'.B146 '4. Matematyczne II'.C1:'4. Matematyczne II'.C1 '4. Matematyczne II'.C2:'4. Matematyczne II'.C146 '4. Matematyczne II'.D1:'4. Matematyczne II'.D1 '4. Matematyczne II'.D2:'4. Matematyczne II'.D1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3*([.A2]*PI()/180))" office:value-type="float" office:value="7.34788079488412E-016" calcext:value-type="float">
            <text:p>7,34788079488412E-16</text:p>
          </table:table-cell>
          <table:table-cell table:style-name="ce5" table:formula="of:=3*(SIN([.A2]*PI()/180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3*([.A3]*PI()/180))" office:value-type="float" office:value="0.258819045102523" calcext:value-type="float">
            <text:p>0,258819045102523</text:p>
          </table:table-cell>
          <table:table-cell table:style-name="ce5" table:formula="of:=3*(SIN([.A3]*PI()/180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3*([.A4]*PI()/180))" office:value-type="float" office:value="0.500000000000003" calcext:value-type="float">
            <text:p>0,500000000000003</text:p>
          </table:table-cell>
          <table:table-cell table:style-name="ce5" table:formula="of:=3*(SIN([.A4]*PI()/180)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3*([.A5]*PI()/180))" office:value-type="float" office:value="0.707106781186546" calcext:value-type="float">
            <text:p>0,707106781186546</text:p>
          </table:table-cell>
          <table:table-cell table:style-name="ce5" table:formula="of:=3*(SIN([.A5]*PI()/180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3*([.A6]*PI()/180))" office:value-type="float" office:value="0.866025403784438" calcext:value-type="float">
            <text:p>0,866025403784438</text:p>
          </table:table-cell>
          <table:table-cell table:style-name="ce5" table:formula="of:=3*(SIN([.A6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3*([.A7]*PI()/180))" office:value-type="float" office:value="0.965925826289069" calcext:value-type="float">
            <text:p>0,965925826289069</text:p>
          </table:table-cell>
          <table:table-cell table:style-name="ce5" table:formula="of:=3*(SIN([.A7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3*([.A8]*PI()/180))" office:value-type="float" office:value="1" calcext:value-type="float">
            <text:p>1</text:p>
          </table:table-cell>
          <table:table-cell table:style-name="ce5" table:formula="of:=3*(SIN([.A8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3*([.A9]*PI()/180))" office:value-type="float" office:value="0.965925826289068" calcext:value-type="float">
            <text:p>0,965925826289068</text:p>
          </table:table-cell>
          <table:table-cell table:style-name="ce5" table:formula="of:=3*(SIN([.A9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3*([.A10]*PI()/180))" office:value-type="float" office:value="0.866025403784438" calcext:value-type="float">
            <text:p>0,866025403784438</text:p>
          </table:table-cell>
          <table:table-cell table:style-name="ce5" table:formula="of:=3*(SIN([.A10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3*([.A11]*PI()/180))" office:value-type="float" office:value="0.707106781186548" calcext:value-type="float">
            <text:p>0,707106781186548</text:p>
          </table:table-cell>
          <table:table-cell table:style-name="ce5" table:formula="of:=3*(SIN([.A11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3*([.A12]*PI()/180))" office:value-type="float" office:value="0.499999999999999" calcext:value-type="float">
            <text:p>0,499999999999999</text:p>
          </table:table-cell>
          <table:table-cell table:style-name="ce5" table:formula="of:=3*(SIN([.A12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3*([.A13]*PI()/180))" office:value-type="float" office:value="0.258819045102522" calcext:value-type="float">
            <text:p>0,258819045102522</text:p>
          </table:table-cell>
          <table:table-cell table:style-name="ce5" table:formula="of:=3*(SIN([.A13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3*([.A14]*PI()/180))" office:value-type="float" office:value="-6.12323399573677E-016" calcext:value-type="float">
            <text:p>-6,12323399573677E-16</text:p>
          </table:table-cell>
          <table:table-cell table:style-name="ce5" table:formula="of:=3*(SIN([.A14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3*([.A15]*PI()/180))" office:value-type="float" office:value="-0.258819045102519" calcext:value-type="float">
            <text:p>-0,258819045102519</text:p>
          </table:table-cell>
          <table:table-cell table:style-name="ce5" table:formula="of:=3*(SIN([.A15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3*([.A16]*PI()/180))" office:value-type="float" office:value="-0.500000000000002" calcext:value-type="float">
            <text:p>-0,500000000000002</text:p>
          </table:table-cell>
          <table:table-cell table:style-name="ce5" table:formula="of:=3*(SIN([.A16]*PI()/180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3*([.A17]*PI()/180))" office:value-type="float" office:value="-0.707106781186546" calcext:value-type="float">
            <text:p>-0,707106781186546</text:p>
          </table:table-cell>
          <table:table-cell table:style-name="ce5" table:formula="of:=3*(SIN([.A17]*PI()/180)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3*([.A18]*PI()/180))" office:value-type="float" office:value="-0.866025403784439" calcext:value-type="float">
            <text:p>-0,866025403784439</text:p>
          </table:table-cell>
          <table:table-cell table:style-name="ce5" table:formula="of:=3*(SIN([.A18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3*([.A19]*PI()/180))" office:value-type="float" office:value="-0.965925826289069" calcext:value-type="float">
            <text:p>-0,965925826289069</text:p>
          </table:table-cell>
          <table:table-cell table:style-name="ce5" table:formula="of:=3*(SIN([.A19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3*([.A20]*PI()/180))" office:value-type="float" office:value="-1" calcext:value-type="float">
            <text:p>-1</text:p>
          </table:table-cell>
          <table:table-cell table:style-name="ce5" table:formula="of:=3*(SIN([.A20]*PI()/180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3*([.A21]*PI()/180))" office:value-type="float" office:value="-0.965925826289068" calcext:value-type="float">
            <text:p>-0,965925826289068</text:p>
          </table:table-cell>
          <table:table-cell table:style-name="ce5" table:formula="of:=3*(SIN([.A21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3*([.A22]*PI()/180))" office:value-type="float" office:value="-0.866025403784439" calcext:value-type="float">
            <text:p>-0,866025403784439</text:p>
          </table:table-cell>
          <table:table-cell table:style-name="ce5" table:formula="of:=3*(SIN([.A22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3*([.A23]*PI()/180))" office:value-type="float" office:value="-0.707106781186548" calcext:value-type="float">
            <text:p>-0,707106781186548</text:p>
          </table:table-cell>
          <table:table-cell table:style-name="ce5" table:formula="of:=3*(SIN([.A23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3*([.A24]*PI()/180))" office:value-type="float" office:value="-0.499999999999999" calcext:value-type="float">
            <text:p>-0,499999999999999</text:p>
          </table:table-cell>
          <table:table-cell table:style-name="ce5" table:formula="of:=3*(SIN([.A24]*PI()/180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3*([.A25]*PI()/180))" office:value-type="float" office:value="-0.258819045102518" calcext:value-type="float">
            <text:p>-0,258819045102518</text:p>
          </table:table-cell>
          <table:table-cell table:style-name="ce5" table:formula="of:=3*(SIN([.A25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3*([.A26]*PI()/180))" office:value-type="float" office:value="4.89858719658941E-016" calcext:value-type="float">
            <text:p>4,89858719658941E-16</text:p>
          </table:table-cell>
          <table:table-cell table:style-name="ce5" table:formula="of:=3*(SIN([.A26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3*([.A27]*PI()/180))" office:value-type="float" office:value="0.258819045102523" calcext:value-type="float">
            <text:p>0,258819045102523</text:p>
          </table:table-cell>
          <table:table-cell table:style-name="ce5" table:formula="of:=3*(SIN([.A27]*PI()/180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3*([.A28]*PI()/180))" office:value-type="float" office:value="0.5" calcext:value-type="float">
            <text:p>0,5</text:p>
          </table:table-cell>
          <table:table-cell table:style-name="ce5" table:formula="of:=3*(SIN([.A28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3*([.A29]*PI()/180))" office:value-type="float" office:value="0.707106781186548" calcext:value-type="float">
            <text:p>0,707106781186548</text:p>
          </table:table-cell>
          <table:table-cell table:style-name="ce5" table:formula="of:=3*(SIN([.A29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3*([.A30]*PI()/180))" office:value-type="float" office:value="0.866025403784438" calcext:value-type="float">
            <text:p>0,866025403784438</text:p>
          </table:table-cell>
          <table:table-cell table:style-name="ce5" table:formula="of:=3*(SIN([.A30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3*([.A31]*PI()/180))" office:value-type="float" office:value="0.965925826289068" calcext:value-type="float">
            <text:p>0,965925826289068</text:p>
          </table:table-cell>
          <table:table-cell table:style-name="ce5" table:formula="of:=3*(SIN([.A31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3*([.A32]*PI()/180))" office:value-type="float" office:value="1" calcext:value-type="float">
            <text:p>1</text:p>
          </table:table-cell>
          <table:table-cell table:style-name="ce5" table:formula="of:=3*(SIN([.A32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3*([.A33]*PI()/180))" office:value-type="float" office:value="0.965925826289068" calcext:value-type="float">
            <text:p>0,965925826289068</text:p>
          </table:table-cell>
          <table:table-cell table:style-name="ce5" table:formula="of:=3*(SIN([.A33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3*([.A34]*PI()/180))" office:value-type="float" office:value="0.866025403784439" calcext:value-type="float">
            <text:p>0,866025403784439</text:p>
          </table:table-cell>
          <table:table-cell table:style-name="ce5" table:formula="of:=3*(SIN([.A34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3*([.A35]*PI()/180))" office:value-type="float" office:value="0.707106781186547" calcext:value-type="float">
            <text:p>0,707106781186547</text:p>
          </table:table-cell>
          <table:table-cell table:style-name="ce5" table:formula="of:=3*(SIN([.A35]*PI()/180)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3*([.A36]*PI()/180))" office:value-type="float" office:value="0.500000000000001" calcext:value-type="float">
            <text:p>0,500000000000001</text:p>
          </table:table-cell>
          <table:table-cell table:style-name="ce5" table:formula="of:=3*(SIN([.A36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3*([.A37]*PI()/180))" office:value-type="float" office:value="0.25881904510252" calcext:value-type="float">
            <text:p>0,25881904510252</text:p>
          </table:table-cell>
          <table:table-cell table:style-name="ce5" table:formula="of:=3*(SIN([.A37]*PI()/180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3*([.A38]*PI()/180))" office:value-type="float" office:value="-3.67394039744206E-016" calcext:value-type="float">
            <text:p>-3,67394039744206E-16</text:p>
          </table:table-cell>
          <table:table-cell table:style-name="ce5" table:formula="of:=3*(SIN([.A38]*PI()/180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3*([.A39]*PI()/180))" office:value-type="float" office:value="-0.258819045102523" calcext:value-type="float">
            <text:p>-0,258819045102523</text:p>
          </table:table-cell>
          <table:table-cell table:style-name="ce5" table:formula="of:=3*(SIN([.A39]*PI()/180)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3*([.A40]*PI()/180))" office:value-type="float" office:value="-0.5" calcext:value-type="float">
            <text:p>-0,5</text:p>
          </table:table-cell>
          <table:table-cell table:style-name="ce5" table:formula="of:=3*(SIN([.A40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3*([.A41]*PI()/180))" office:value-type="float" office:value="-0.707106781186548" calcext:value-type="float">
            <text:p>-0,707106781186548</text:p>
          </table:table-cell>
          <table:table-cell table:style-name="ce5" table:formula="of:=3*(SIN([.A41]*PI()/180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3*([.A42]*PI()/180))" office:value-type="float" office:value="-0.866025403784439" calcext:value-type="float">
            <text:p>-0,866025403784439</text:p>
          </table:table-cell>
          <table:table-cell table:style-name="ce5" table:formula="of:=3*(SIN([.A42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3*([.A43]*PI()/180))" office:value-type="float" office:value="-0.965925826289068" calcext:value-type="float">
            <text:p>-0,965925826289068</text:p>
          </table:table-cell>
          <table:table-cell table:style-name="ce5" table:formula="of:=3*(SIN([.A43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3*([.A44]*PI()/180))" office:value-type="float" office:value="-1" calcext:value-type="float">
            <text:p>-1</text:p>
          </table:table-cell>
          <table:table-cell table:style-name="ce5" table:formula="of:=3*(SIN([.A44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3*([.A45]*PI()/180))" office:value-type="float" office:value="-0.965925826289068" calcext:value-type="float">
            <text:p>-0,965925826289068</text:p>
          </table:table-cell>
          <table:table-cell table:style-name="ce5" table:formula="of:=3*(SIN([.A45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3*([.A46]*PI()/180))" office:value-type="float" office:value="-0.866025403784438" calcext:value-type="float">
            <text:p>-0,866025403784438</text:p>
          </table:table-cell>
          <table:table-cell table:style-name="ce5" table:formula="of:=3*(SIN([.A46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3*([.A47]*PI()/180))" office:value-type="float" office:value="-0.707106781186547" calcext:value-type="float">
            <text:p>-0,707106781186547</text:p>
          </table:table-cell>
          <table:table-cell table:style-name="ce5" table:formula="of:=3*(SIN([.A47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3*([.A48]*PI()/180))" office:value-type="float" office:value="-0.5" calcext:value-type="float">
            <text:p>-0,5</text:p>
          </table:table-cell>
          <table:table-cell table:style-name="ce5" table:formula="of:=3*(SIN([.A48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3*([.A49]*PI()/180))" office:value-type="float" office:value="-0.25881904510252" calcext:value-type="float">
            <text:p>-0,25881904510252</text:p>
          </table:table-cell>
          <table:table-cell table:style-name="ce5" table:formula="of:=3*(SIN([.A49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3*([.A50]*PI()/180))" office:value-type="float" office:value="2.44929359829471E-016" calcext:value-type="float">
            <text:p>2,44929359829471E-16</text:p>
          </table:table-cell>
          <table:table-cell table:style-name="ce5" table:formula="of:=3*(SIN([.A50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3*([.A51]*PI()/180))" office:value-type="float" office:value="0.258819045102521" calcext:value-type="float">
            <text:p>0,258819045102521</text:p>
          </table:table-cell>
          <table:table-cell table:style-name="ce5" table:formula="of:=3*(SIN([.A51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3*([.A52]*PI()/180))" office:value-type="float" office:value="0.5" calcext:value-type="float">
            <text:p>0,5</text:p>
          </table:table-cell>
          <table:table-cell table:style-name="ce5" table:formula="of:=3*(SIN([.A52]*PI()/180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3*([.A53]*PI()/180))" office:value-type="float" office:value="0.707106781186547" calcext:value-type="float">
            <text:p>0,707106781186547</text:p>
          </table:table-cell>
          <table:table-cell table:style-name="ce5" table:formula="of:=3*(SIN([.A53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3*([.A54]*PI()/180))" office:value-type="float" office:value="0.866025403784439" calcext:value-type="float">
            <text:p>0,866025403784439</text:p>
          </table:table-cell>
          <table:table-cell table:style-name="ce5" table:formula="of:=3*(SIN([.A54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3*([.A55]*PI()/180))" office:value-type="float" office:value="0.965925826289068" calcext:value-type="float">
            <text:p>0,965925826289068</text:p>
          </table:table-cell>
          <table:table-cell table:style-name="ce5" table:formula="of:=3*(SIN([.A55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3*([.A56]*PI()/180))" office:value-type="float" office:value="1" calcext:value-type="float">
            <text:p>1</text:p>
          </table:table-cell>
          <table:table-cell table:style-name="ce5" table:formula="of:=3*(SIN([.A56]*PI()/180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3*([.A57]*PI()/180))" office:value-type="float" office:value="0.965925826289068" calcext:value-type="float">
            <text:p>0,965925826289068</text:p>
          </table:table-cell>
          <table:table-cell table:style-name="ce5" table:formula="of:=3*(SIN([.A57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3*([.A58]*PI()/180))" office:value-type="float" office:value="0.866025403784438" calcext:value-type="float">
            <text:p>0,866025403784438</text:p>
          </table:table-cell>
          <table:table-cell table:style-name="ce5" table:formula="of:=3*(SIN([.A58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3*([.A59]*PI()/180))" office:value-type="float" office:value="0.707106781186547" calcext:value-type="float">
            <text:p>0,707106781186547</text:p>
          </table:table-cell>
          <table:table-cell table:style-name="ce5" table:formula="of:=3*(SIN([.A59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3*([.A60]*PI()/180))" office:value-type="float" office:value="0.5" calcext:value-type="float">
            <text:p>0,5</text:p>
          </table:table-cell>
          <table:table-cell table:style-name="ce5" table:formula="of:=3*(SIN([.A60]*PI()/180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3*([.A61]*PI()/180))" office:value-type="float" office:value="0.258819045102521" calcext:value-type="float">
            <text:p>0,258819045102521</text:p>
          </table:table-cell>
          <table:table-cell table:style-name="ce5" table:formula="of:=3*(SIN([.A61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3*([.A62]*PI()/180))" office:value-type="float" office:value="-1.22464679914735E-016" calcext:value-type="float">
            <text:p>-1,22464679914735E-16</text:p>
          </table:table-cell>
          <table:table-cell table:style-name="ce5" table:formula="of:=3*(SIN([.A62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3*([.A63]*PI()/180))" office:value-type="float" office:value="-0.258819045102521" calcext:value-type="float">
            <text:p>-0,258819045102521</text:p>
          </table:table-cell>
          <table:table-cell table:style-name="ce5" table:formula="of:=3*(SIN([.A63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3*([.A64]*PI()/180))" office:value-type="float" office:value="-0.5" calcext:value-type="float">
            <text:p>-0,5</text:p>
          </table:table-cell>
          <table:table-cell table:style-name="ce5" table:formula="of:=3*(SIN([.A64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8" calcext:value-type="float">
            <text:p>-0,707106781186548</text:p>
          </table:table-cell>
          <table:table-cell table:style-name="ce5" table:formula="of:=SIN(3*([.A65]*PI()/180))" office:value-type="float" office:value="-0.707106781186548" calcext:value-type="float">
            <text:p>-0,707106781186548</text:p>
          </table:table-cell>
          <table:table-cell table:style-name="ce5" table:formula="of:=3*(SIN([.A65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3*([.A66]*PI()/180))" office:value-type="float" office:value="-0.866025403784439" calcext:value-type="float">
            <text:p>-0,866025403784439</text:p>
          </table:table-cell>
          <table:table-cell table:style-name="ce5" table:formula="of:=3*(SIN([.A66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3*([.A67]*PI()/180))" office:value-type="float" office:value="-0.965925826289068" calcext:value-type="float">
            <text:p>-0,965925826289068</text:p>
          </table:table-cell>
          <table:table-cell table:style-name="ce5" table:formula="of:=3*(SIN([.A67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3*([.A68]*PI()/180))" office:value-type="float" office:value="-1" calcext:value-type="float">
            <text:p>-1</text:p>
          </table:table-cell>
          <table:table-cell table:style-name="ce5" table:formula="of:=3*(SIN([.A68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3*([.A69]*PI()/180))" office:value-type="float" office:value="-0.965925826289068" calcext:value-type="float">
            <text:p>-0,965925826289068</text:p>
          </table:table-cell>
          <table:table-cell table:style-name="ce5" table:formula="of:=3*(SIN([.A69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3*([.A70]*PI()/180))" office:value-type="float" office:value="-0.866025403784439" calcext:value-type="float">
            <text:p>-0,866025403784439</text:p>
          </table:table-cell>
          <table:table-cell table:style-name="ce5" table:formula="of:=3*(SIN([.A70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3*([.A71]*PI()/180))" office:value-type="float" office:value="-0.707106781186548" calcext:value-type="float">
            <text:p>-0,707106781186548</text:p>
          </table:table-cell>
          <table:table-cell table:style-name="ce5" table:formula="of:=3*(SIN([.A71]*PI()/180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3*([.A72]*PI()/180))" office:value-type="float" office:value="-0.5" calcext:value-type="float">
            <text:p>-0,5</text:p>
          </table:table-cell>
          <table:table-cell table:style-name="ce5" table:formula="of:=3*(SIN([.A72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3*([.A73]*PI()/180))" office:value-type="float" office:value="-0.258819045102521" calcext:value-type="float">
            <text:p>-0,258819045102521</text:p>
          </table:table-cell>
          <table:table-cell table:style-name="ce5" table:formula="of:=3*(SIN([.A73]*PI()/180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3*([.A74]*PI()/180))" office:value-type="float" office:value="0" calcext:value-type="float">
            <text:p>0</text:p>
          </table:table-cell>
          <table:table-cell table:style-name="ce5" table:formula="of:=3*(SIN([.A74]*PI()/180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3*([.A75]*PI()/180))" office:value-type="float" office:value="0.258819045102521" calcext:value-type="float">
            <text:p>0,258819045102521</text:p>
          </table:table-cell>
          <table:table-cell table:style-name="ce5" table:formula="of:=3*(SIN([.A75]*PI()/180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3*([.A76]*PI()/180))" office:value-type="float" office:value="0.5" calcext:value-type="float">
            <text:p>0,5</text:p>
          </table:table-cell>
          <table:table-cell table:style-name="ce5" table:formula="of:=3*(SIN([.A76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3*([.A77]*PI()/180))" office:value-type="float" office:value="0.707106781186548" calcext:value-type="float">
            <text:p>0,707106781186548</text:p>
          </table:table-cell>
          <table:table-cell table:style-name="ce5" table:formula="of:=3*(SIN([.A77]*PI()/180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3*([.A78]*PI()/180))" office:value-type="float" office:value="0.866025403784439" calcext:value-type="float">
            <text:p>0,866025403784439</text:p>
          </table:table-cell>
          <table:table-cell table:style-name="ce5" table:formula="of:=3*(SIN([.A78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3*([.A79]*PI()/180))" office:value-type="float" office:value="0.965925826289068" calcext:value-type="float">
            <text:p>0,965925826289068</text:p>
          </table:table-cell>
          <table:table-cell table:style-name="ce5" table:formula="of:=3*(SIN([.A79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3*([.A80]*PI()/180))" office:value-type="float" office:value="1" calcext:value-type="float">
            <text:p>1</text:p>
          </table:table-cell>
          <table:table-cell table:style-name="ce5" table:formula="of:=3*(SIN([.A80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3*([.A81]*PI()/180))" office:value-type="float" office:value="0.965925826289068" calcext:value-type="float">
            <text:p>0,965925826289068</text:p>
          </table:table-cell>
          <table:table-cell table:style-name="ce5" table:formula="of:=3*(SIN([.A81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3*([.A82]*PI()/180))" office:value-type="float" office:value="0.866025403784439" calcext:value-type="float">
            <text:p>0,866025403784439</text:p>
          </table:table-cell>
          <table:table-cell table:style-name="ce5" table:formula="of:=3*(SIN([.A82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8" calcext:value-type="float">
            <text:p>0,707106781186548</text:p>
          </table:table-cell>
          <table:table-cell table:style-name="ce5" table:formula="of:=SIN(3*([.A83]*PI()/180))" office:value-type="float" office:value="0.707106781186548" calcext:value-type="float">
            <text:p>0,707106781186548</text:p>
          </table:table-cell>
          <table:table-cell table:style-name="ce5" table:formula="of:=3*(SIN([.A83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3*([.A84]*PI()/180))" office:value-type="float" office:value="0.5" calcext:value-type="float">
            <text:p>0,5</text:p>
          </table:table-cell>
          <table:table-cell table:style-name="ce5" table:formula="of:=3*(SIN([.A84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3*([.A85]*PI()/180))" office:value-type="float" office:value="0.258819045102521" calcext:value-type="float">
            <text:p>0,258819045102521</text:p>
          </table:table-cell>
          <table:table-cell table:style-name="ce5" table:formula="of:=3*(SIN([.A85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3*([.A86]*PI()/180))" office:value-type="float" office:value="1.22464679914735E-016" calcext:value-type="float">
            <text:p>1,22464679914735E-16</text:p>
          </table:table-cell>
          <table:table-cell table:style-name="ce5" table:formula="of:=3*(SIN([.A86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3*([.A87]*PI()/180))" office:value-type="float" office:value="-0.258819045102521" calcext:value-type="float">
            <text:p>-0,258819045102521</text:p>
          </table:table-cell>
          <table:table-cell table:style-name="ce5" table:formula="of:=3*(SIN([.A87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3*([.A88]*PI()/180))" office:value-type="float" office:value="-0.5" calcext:value-type="float">
            <text:p>-0,5</text:p>
          </table:table-cell>
          <table:table-cell table:style-name="ce5" table:formula="of:=3*(SIN([.A88]*PI()/180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3*([.A89]*PI()/180))" office:value-type="float" office:value="-0.707106781186547" calcext:value-type="float">
            <text:p>-0,707106781186547</text:p>
          </table:table-cell>
          <table:table-cell table:style-name="ce5" table:formula="of:=3*(SIN([.A89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3*([.A90]*PI()/180))" office:value-type="float" office:value="-0.866025403784438" calcext:value-type="float">
            <text:p>-0,866025403784438</text:p>
          </table:table-cell>
          <table:table-cell table:style-name="ce5" table:formula="of:=3*(SIN([.A90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3*([.A91]*PI()/180))" office:value-type="float" office:value="-0.965925826289068" calcext:value-type="float">
            <text:p>-0,965925826289068</text:p>
          </table:table-cell>
          <table:table-cell table:style-name="ce5" table:formula="of:=3*(SIN([.A91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3*([.A92]*PI()/180))" office:value-type="float" office:value="-1" calcext:value-type="float">
            <text:p>-1</text:p>
          </table:table-cell>
          <table:table-cell table:style-name="ce5" table:formula="of:=3*(SIN([.A92]*PI()/180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3*([.A93]*PI()/180))" office:value-type="float" office:value="-0.965925826289068" calcext:value-type="float">
            <text:p>-0,965925826289068</text:p>
          </table:table-cell>
          <table:table-cell table:style-name="ce5" table:formula="of:=3*(SIN([.A93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3*([.A94]*PI()/180))" office:value-type="float" office:value="-0.866025403784439" calcext:value-type="float">
            <text:p>-0,866025403784439</text:p>
          </table:table-cell>
          <table:table-cell table:style-name="ce5" table:formula="of:=3*(SIN([.A94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3*([.A95]*PI()/180))" office:value-type="float" office:value="-0.707106781186547" calcext:value-type="float">
            <text:p>-0,707106781186547</text:p>
          </table:table-cell>
          <table:table-cell table:style-name="ce5" table:formula="of:=3*(SIN([.A95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3*([.A96]*PI()/180))" office:value-type="float" office:value="-0.5" calcext:value-type="float">
            <text:p>-0,5</text:p>
          </table:table-cell>
          <table:table-cell table:style-name="ce5" table:formula="of:=3*(SIN([.A96]*PI()/180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3*([.A97]*PI()/180))" office:value-type="float" office:value="-0.258819045102521" calcext:value-type="float">
            <text:p>-0,258819045102521</text:p>
          </table:table-cell>
          <table:table-cell table:style-name="ce5" table:formula="of:=3*(SIN([.A97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3*([.A98]*PI()/180))" office:value-type="float" office:value="-2.44929359829471E-016" calcext:value-type="float">
            <text:p>-2,44929359829471E-16</text:p>
          </table:table-cell>
          <table:table-cell table:style-name="ce5" table:formula="of:=3*(SIN([.A98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3*([.A99]*PI()/180))" office:value-type="float" office:value="0.25881904510252" calcext:value-type="float">
            <text:p>0,25881904510252</text:p>
          </table:table-cell>
          <table:table-cell table:style-name="ce5" table:formula="of:=3*(SIN([.A99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3*([.A100]*PI()/180))" office:value-type="float" office:value="0.5" calcext:value-type="float">
            <text:p>0,5</text:p>
          </table:table-cell>
          <table:table-cell table:style-name="ce5" table:formula="of:=3*(SIN([.A100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3*([.A101]*PI()/180))" office:value-type="float" office:value="0.707106781186547" calcext:value-type="float">
            <text:p>0,707106781186547</text:p>
          </table:table-cell>
          <table:table-cell table:style-name="ce5" table:formula="of:=3*(SIN([.A101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3*([.A102]*PI()/180))" office:value-type="float" office:value="0.866025403784438" calcext:value-type="float">
            <text:p>0,866025403784438</text:p>
          </table:table-cell>
          <table:table-cell table:style-name="ce5" table:formula="of:=3*(SIN([.A102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3*([.A103]*PI()/180))" office:value-type="float" office:value="0.965925826289068" calcext:value-type="float">
            <text:p>0,965925826289068</text:p>
          </table:table-cell>
          <table:table-cell table:style-name="ce5" table:formula="of:=3*(SIN([.A103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3*([.A104]*PI()/180))" office:value-type="float" office:value="1" calcext:value-type="float">
            <text:p>1</text:p>
          </table:table-cell>
          <table:table-cell table:style-name="ce5" table:formula="of:=3*(SIN([.A104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3*([.A105]*PI()/180))" office:value-type="float" office:value="0.965925826289068" calcext:value-type="float">
            <text:p>0,965925826289068</text:p>
          </table:table-cell>
          <table:table-cell table:style-name="ce5" table:formula="of:=3*(SIN([.A105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3*([.A106]*PI()/180))" office:value-type="float" office:value="0.866025403784439" calcext:value-type="float">
            <text:p>0,866025403784439</text:p>
          </table:table-cell>
          <table:table-cell table:style-name="ce5" table:formula="of:=3*(SIN([.A106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3*([.A107]*PI()/180))" office:value-type="float" office:value="0.707106781186548" calcext:value-type="float">
            <text:p>0,707106781186548</text:p>
          </table:table-cell>
          <table:table-cell table:style-name="ce5" table:formula="of:=3*(SIN([.A107]*PI()/180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3*([.A108]*PI()/180))" office:value-type="float" office:value="0.5" calcext:value-type="float">
            <text:p>0,5</text:p>
          </table:table-cell>
          <table:table-cell table:style-name="ce5" table:formula="of:=3*(SIN([.A108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3*([.A109]*PI()/180))" office:value-type="float" office:value="0.258819045102523" calcext:value-type="float">
            <text:p>0,258819045102523</text:p>
          </table:table-cell>
          <table:table-cell table:style-name="ce5" table:formula="of:=3*(SIN([.A109]*PI()/180)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3*([.A110]*PI()/180))" office:value-type="float" office:value="3.67394039744206E-016" calcext:value-type="float">
            <text:p>3,67394039744206E-16</text:p>
          </table:table-cell>
          <table:table-cell table:style-name="ce5" table:formula="of:=3*(SIN([.A110]*PI()/180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3*([.A111]*PI()/180))" office:value-type="float" office:value="-0.25881904510252" calcext:value-type="float">
            <text:p>-0,25881904510252</text:p>
          </table:table-cell>
          <table:table-cell table:style-name="ce5" table:formula="of:=3*(SIN([.A111]*PI()/180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3*([.A112]*PI()/180))" office:value-type="float" office:value="-0.500000000000001" calcext:value-type="float">
            <text:p>-0,500000000000001</text:p>
          </table:table-cell>
          <table:table-cell table:style-name="ce5" table:formula="of:=3*(SIN([.A112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3*([.A113]*PI()/180))" office:value-type="float" office:value="-0.707106781186547" calcext:value-type="float">
            <text:p>-0,707106781186547</text:p>
          </table:table-cell>
          <table:table-cell table:style-name="ce5" table:formula="of:=3*(SIN([.A113]*PI()/180)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3*([.A114]*PI()/180))" office:value-type="float" office:value="-0.866025403784439" calcext:value-type="float">
            <text:p>-0,866025403784439</text:p>
          </table:table-cell>
          <table:table-cell table:style-name="ce5" table:formula="of:=3*(SIN([.A114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3*([.A115]*PI()/180))" office:value-type="float" office:value="-0.965925826289068" calcext:value-type="float">
            <text:p>-0,965925826289068</text:p>
          </table:table-cell>
          <table:table-cell table:style-name="ce5" table:formula="of:=3*(SIN([.A115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3*([.A116]*PI()/180))" office:value-type="float" office:value="-1" calcext:value-type="float">
            <text:p>-1</text:p>
          </table:table-cell>
          <table:table-cell table:style-name="ce5" table:formula="of:=3*(SIN([.A116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3*([.A117]*PI()/180))" office:value-type="float" office:value="-0.965925826289068" calcext:value-type="float">
            <text:p>-0,965925826289068</text:p>
          </table:table-cell>
          <table:table-cell table:style-name="ce5" table:formula="of:=3*(SIN([.A117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3*([.A118]*PI()/180))" office:value-type="float" office:value="-0.866025403784438" calcext:value-type="float">
            <text:p>-0,866025403784438</text:p>
          </table:table-cell>
          <table:table-cell table:style-name="ce5" table:formula="of:=3*(SIN([.A118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3*([.A119]*PI()/180))" office:value-type="float" office:value="-0.707106781186548" calcext:value-type="float">
            <text:p>-0,707106781186548</text:p>
          </table:table-cell>
          <table:table-cell table:style-name="ce5" table:formula="of:=3*(SIN([.A119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3*([.A120]*PI()/180))" office:value-type="float" office:value="-0.5" calcext:value-type="float">
            <text:p>-0,5</text:p>
          </table:table-cell>
          <table:table-cell table:style-name="ce5" table:formula="of:=3*(SIN([.A120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3*([.A121]*PI()/180))" office:value-type="float" office:value="-0.258819045102523" calcext:value-type="float">
            <text:p>-0,258819045102523</text:p>
          </table:table-cell>
          <table:table-cell table:style-name="ce5" table:formula="of:=3*(SIN([.A121]*PI()/180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3*([.A122]*PI()/180))" office:value-type="float" office:value="-4.89858719658941E-016" calcext:value-type="float">
            <text:p>-4,89858719658941E-16</text:p>
          </table:table-cell>
          <table:table-cell table:style-name="ce5" table:formula="of:=3*(SIN([.A122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3*([.A123]*PI()/180))" office:value-type="float" office:value="0.258819045102518" calcext:value-type="float">
            <text:p>0,258819045102518</text:p>
          </table:table-cell>
          <table:table-cell table:style-name="ce5" table:formula="of:=3*(SIN([.A123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3*([.A124]*PI()/180))" office:value-type="float" office:value="0.499999999999999" calcext:value-type="float">
            <text:p>0,499999999999999</text:p>
          </table:table-cell>
          <table:table-cell table:style-name="ce5" table:formula="of:=3*(SIN([.A124]*PI()/180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3*([.A125]*PI()/180))" office:value-type="float" office:value="0.707106781186548" calcext:value-type="float">
            <text:p>0,707106781186548</text:p>
          </table:table-cell>
          <table:table-cell table:style-name="ce5" table:formula="of:=3*(SIN([.A125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3*([.A126]*PI()/180))" office:value-type="float" office:value="0.866025403784439" calcext:value-type="float">
            <text:p>0,866025403784439</text:p>
          </table:table-cell>
          <table:table-cell table:style-name="ce5" table:formula="of:=3*(SIN([.A126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3*([.A127]*PI()/180))" office:value-type="float" office:value="0.965925826289068" calcext:value-type="float">
            <text:p>0,965925826289068</text:p>
          </table:table-cell>
          <table:table-cell table:style-name="ce5" table:formula="of:=3*(SIN([.A127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3*([.A128]*PI()/180))" office:value-type="float" office:value="1" calcext:value-type="float">
            <text:p>1</text:p>
          </table:table-cell>
          <table:table-cell table:style-name="ce5" table:formula="of:=3*(SIN([.A128]*PI()/180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3*([.A129]*PI()/180))" office:value-type="float" office:value="0.965925826289069" calcext:value-type="float">
            <text:p>0,965925826289069</text:p>
          </table:table-cell>
          <table:table-cell table:style-name="ce5" table:formula="of:=3*(SIN([.A129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3*([.A130]*PI()/180))" office:value-type="float" office:value="0.866025403784439" calcext:value-type="float">
            <text:p>0,866025403784439</text:p>
          </table:table-cell>
          <table:table-cell table:style-name="ce5" table:formula="of:=3*(SIN([.A130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3*([.A131]*PI()/180))" office:value-type="float" office:value="0.707106781186546" calcext:value-type="float">
            <text:p>0,707106781186546</text:p>
          </table:table-cell>
          <table:table-cell table:style-name="ce5" table:formula="of:=3*(SIN([.A131]*PI()/180)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3*([.A132]*PI()/180))" office:value-type="float" office:value="0.500000000000002" calcext:value-type="float">
            <text:p>0,500000000000002</text:p>
          </table:table-cell>
          <table:table-cell table:style-name="ce5" table:formula="of:=3*(SIN([.A132]*PI()/180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3*([.A133]*PI()/180))" office:value-type="float" office:value="0.258819045102519" calcext:value-type="float">
            <text:p>0,258819045102519</text:p>
          </table:table-cell>
          <table:table-cell table:style-name="ce5" table:formula="of:=3*(SIN([.A133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3*([.A134]*PI()/180))" office:value-type="float" office:value="6.12323399573677E-016" calcext:value-type="float">
            <text:p>6,12323399573677E-16</text:p>
          </table:table-cell>
          <table:table-cell table:style-name="ce5" table:formula="of:=3*(SIN([.A134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3*([.A135]*PI()/180))" office:value-type="float" office:value="-0.258819045102522" calcext:value-type="float">
            <text:p>-0,258819045102522</text:p>
          </table:table-cell>
          <table:table-cell table:style-name="ce5" table:formula="of:=3*(SIN([.A135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3*([.A136]*PI()/180))" office:value-type="float" office:value="-0.499999999999999" calcext:value-type="float">
            <text:p>-0,499999999999999</text:p>
          </table:table-cell>
          <table:table-cell table:style-name="ce5" table:formula="of:=3*(SIN([.A136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3*([.A137]*PI()/180))" office:value-type="float" office:value="-0.707106781186548" calcext:value-type="float">
            <text:p>-0,707106781186548</text:p>
          </table:table-cell>
          <table:table-cell table:style-name="ce5" table:formula="of:=3*(SIN([.A137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3*([.A138]*PI()/180))" office:value-type="float" office:value="-0.866025403784438" calcext:value-type="float">
            <text:p>-0,866025403784438</text:p>
          </table:table-cell>
          <table:table-cell table:style-name="ce5" table:formula="of:=3*(SIN([.A138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3*([.A139]*PI()/180))" office:value-type="float" office:value="-0.965925826289068" calcext:value-type="float">
            <text:p>-0,965925826289068</text:p>
          </table:table-cell>
          <table:table-cell table:style-name="ce5" table:formula="of:=3*(SIN([.A139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3*([.A140]*PI()/180))" office:value-type="float" office:value="-1" calcext:value-type="float">
            <text:p>-1</text:p>
          </table:table-cell>
          <table:table-cell table:style-name="ce5" table:formula="of:=3*(SIN([.A140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3*([.A141]*PI()/180))" office:value-type="float" office:value="-0.965925826289069" calcext:value-type="float">
            <text:p>-0,965925826289069</text:p>
          </table:table-cell>
          <table:table-cell table:style-name="ce5" table:formula="of:=3*(SIN([.A141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3*([.A142]*PI()/180))" office:value-type="float" office:value="-0.866025403784438" calcext:value-type="float">
            <text:p>-0,866025403784438</text:p>
          </table:table-cell>
          <table:table-cell table:style-name="ce5" table:formula="of:=3*(SIN([.A142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3*([.A143]*PI()/180))" office:value-type="float" office:value="-0.707106781186546" calcext:value-type="float">
            <text:p>-0,707106781186546</text:p>
          </table:table-cell>
          <table:table-cell table:style-name="ce5" table:formula="of:=3*(SIN([.A143]*PI()/180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3*([.A144]*PI()/180))" office:value-type="float" office:value="-0.500000000000003" calcext:value-type="float">
            <text:p>-0,500000000000003</text:p>
          </table:table-cell>
          <table:table-cell table:style-name="ce5" table:formula="of:=3*(SIN([.A144]*PI()/180)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3*([.A145]*PI()/180))" office:value-type="float" office:value="-0.258819045102523" calcext:value-type="float">
            <text:p>-0,258819045102523</text:p>
          </table:table-cell>
          <table:table-cell table:style-name="ce5" table:formula="of:=3*(SIN([.A145]*PI()/180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3*([.A146]*PI()/180))" office:value-type="float" office:value="-7.34788079488412E-016" calcext:value-type="float">
            <text:p>-7,34788079488412E-16</text:p>
          </table:table-cell>
          <table:table-cell table:style-name="ce5" table:formula="of:=3*(SIN([.A146]*PI()/180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59.99mm" svg:height="89.99mm" svg:x="35.01mm" svg:y="1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186.77mm" svg:height="100.81mm" svg:x="55.57mm" svg:y="10.85mm">
            <loext:p/>
            <draw:object draw:notify-on-update-of-ranges="'6. Nazwiska'.A2:'6. Nazwiska'.A9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11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219.18mm" svg:height="108.48mm" svg:x="58.21mm" svg:y="1.06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31" calcext:value-type="float">
            <text:p>3,31</text:p>
          </table:table-cell>
          <table:table-cell table:style-name="ce8" table:formula="of:=RAND()*0.5+0.5" office:value-type="percentage" office:value="0.572129084649552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71" calcext:value-type="float">
            <text:p>3,71</text:p>
          </table:table-cell>
          <table:table-cell table:style-name="ce8" table:formula="of:=RAND()*0.5+0.5" office:value-type="percentage" office:value="0.759089612272785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98" calcext:value-type="float">
            <text:p>1,98</text:p>
          </table:table-cell>
          <table:table-cell table:style-name="ce8" table:formula="of:=RAND()*0.5+0.5" office:value-type="percentage" office:value="0.544330161525261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14" calcext:value-type="float">
            <text:p>3,14</text:p>
          </table:table-cell>
          <table:table-cell table:style-name="ce8" table:formula="of:=RAND()*0.5+0.5" office:value-type="percentage" office:value="0.739424676073385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16" calcext:value-type="float">
            <text:p>2,16</text:p>
          </table:table-cell>
          <table:table-cell table:style-name="ce8" table:formula="of:=RAND()*0.5+0.5" office:value-type="percentage" office:value="0.775101226968242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6" calcext:value-type="float">
            <text:p>2,6</text:p>
          </table:table-cell>
          <table:table-cell table:style-name="ce8" table:formula="of:=RAND()*0.5+0.5" office:value-type="percentage" office:value="0.882436397694991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55" calcext:value-type="float">
            <text:p>4,55</text:p>
          </table:table-cell>
          <table:table-cell table:style-name="ce8" table:formula="of:=RAND()*0.5+0.5" office:value-type="percentage" office:value="0.594968390257902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753955653949924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04" calcext:value-type="float">
            <text:p>4,04</text:p>
          </table:table-cell>
          <table:table-cell table:style-name="ce8" table:formula="of:=RAND()*0.5+0.5" office:value-type="percentage" office:value="0.934497363404457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6" calcext:value-type="float">
            <text:p>4,16</text:p>
          </table:table-cell>
          <table:table-cell table:style-name="ce8" table:formula="of:=RAND()*0.5+0.5" office:value-type="percentage" office:value="0.620157173829018" calcext:value-type="percentage">
            <text:p>6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number:number-style style:name="N10146" number:language="pl" number:country="PL">
      <number:number number:decimal-places="0" loext:min-decimal-places="0" number:min-integer-digits="0"/>
    </number:number-style>
    <number:number-style style:name="N10147" number:language="pl" number:country="PL">
      <number:number number:decimal-places="1" loext:min-decimal-places="1" number:min-integer-digits="0"/>
    </number:number-style>
    <number:number-style style:name="N10148" number:language="pl" number:country="PL">
      <number:number number:decimal-places="10" loext:min-decimal-places="10" number:min-integer-digits="1"/>
    </number:number-style>
    <number:number-style style:name="N10149" number:language="pl" number:country="PL">
      <number:number number:decimal-places="6" loext:min-decimal-places="6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8:58:35.7300179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39:59.706716705</dc:date>
    <meta:generator>LibreOffice/5.4.2.2$Linux_X86_64 LibreOffice_project/40m0$Build-2</meta:generator>
    <meta:editing-duration>PT3H34M45S</meta:editing-duration>
    <meta:editing-cycles>33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37b7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dc57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86cm" svg:height="11.457cm" xlink:href=".." xlink:type="simple" chart:class="chart:line" chart:style-name="ch1">
        <chart:title svg:x="11.207cm" svg:y="0.365cm" chart:style-name="ch2">
          <text:p>Wykres 1</text:p>
        </chart:title>
        <chart:legend chart:legend-position="end" svg:x="21.316cm" svg:y="5.429cm" style:legend-expansion="high" chart:style-name="ch3"/>
        <chart:plot-area chart:style-name="ch4" table:cell-range-address="'1. Giełda'.A2:'1. Giełda'.B22 '1. Giełda'.B1:'1. Giełda'.B1" chart:data-source-has-labels="both" svg:x="1.5cm" svg:y="1.373cm" svg:width="19.327cm" svg:height="8.874cm">
          <chartooo:coordinate-region svg:x="3.259cm" svg:y="1.572cm" svg:width="15.808cm" svg:height="6.467cm"/>
          <chart:axis chart:dimension="x" chart:name="primary-x" chart:style-name="ch5" chartooo:axis-type="auto">
            <chartooo:date-scale/>
            <chart:title svg:x="10.762cm" svg:y="10.476cm" chart:style-name="ch6">
              <text:p>Data</text:p>
            </chart:title>
            <chart:categories table:cell-range-address="'1. Giełda'.A2:'1. Giełda'.A2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6.687cm" chart:style-name="ch10">
              <text:p>indeks WIG</text:p>
            </chart:title>
            <chart:grid chart:style-name="ch7" chart:class="major"/>
          </chart:axis>
          <chart:axis chart:dimension="y" chart:name="secondary-y" chart:style-name="ch11"/>
          <chart:series chart:attached-axis="primary-y"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loext:label-stroke-color="#3465a4" chart:link-data-style-to-source="true" chart:data-label-number="percentage" chart:data-label-text="true" chart:data-label-symbol="false" chart:label-position="outside">
        <chart:label-separator>
          <text:p>, </text:p>
        </chart:label-separator>
      </style:chart-properties>
      <style:graphic-properties draw:stroke="none" draw:fill-color="#004586" dr3d:edge-rounding="5%"/>
      <style:text-properties fo:color="#000000" style:text-outline="true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04cm" svg:height="13.31cm" xlink:href=".." xlink:type="simple" chart:class="chart:circle" chart:style-name="ch1">
        <chart:legend svg:x="15.662cm" svg:y="0.88cm" style:legend-expansion="custom" chartooo:width="4.039cm" chartooo:height="2.257cm" style:legend-expansion-aspect-ratio="1.78954364200266" chart:style-name="ch2"/>
        <chart:plot-area chart:style-name="ch3" table:cell-range-address="'2. Wybory'.A2:'2. Wybory'.B5 '2. Wybory'.B1:'2. Wybory'.B1" chart:data-source-has-labels="both" svg:x="0.412cm" svg:y="0.266cm" svg:width="19.78cm" svg:height="12.778cm">
          <chartooo:coordinate-region svg:x="3.913cm" svg:y="1.072cm" svg:width="11.297cm" svg:height="11.297cm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8.996cm" xlink:href=".." xlink:type="simple" chart:class="chart:line" chart:style-name="ch1">
        <chart:legend chart:legend-position="end" svg:x="12.995cm" svg:y="3.701cm" style:legend-expansion="high" chart:style-name="ch2"/>
        <chart:plot-area chart:style-name="ch3" table:cell-range-address="'4. Matematyczne II'.B1:'4. Matematyczne II'.D146" chart:data-source-has-labels="row" svg:x="0.319cm" svg:y="0.179cm" svg:width="12.357cm" svg:height="8.638cm">
          <chartooo:coordinate-region svg:x="0.861cm" svg:y="0.378cm" svg:width="11.815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line"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line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line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pl" number:country="PL">
      <number:number number:decimal-places="0" loext:min-decimal-places="0" number:min-integer-digits="1"/>
    </number:number-style>
    <number:number-style style:name="N10147" number:language="pl" number:country="PL">
      <number:number number:decimal-places="1" loext:min-decimal-places="1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147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1">
      <style:chart-properties chart:display-label="true" chart:logarithmic="false" chart:minimum="-6" chart:maximum="6" chart:origin="0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491cm" svg:height="12.754cm" xlink:href=".." xlink:type="simple" chart:class="chart:line" chart:style-name="ch1">
        <chart:legend chart:legend-position="end" svg:x="37.962cm" svg:y="6.078cm" style:legend-expansion="high" chart:style-name="ch2"/>
        <chart:plot-area chart:style-name="ch3" table:cell-range-address="'3. Matematyczne I'.A2:'3. Matematyczne I'.B102 '3. Matematyczne I'.B1:'3. Matematyczne I'.B1" chart:data-source-has-labels="both" svg:x="2.166cm" svg:y="0.247cm" svg:width="34.073cm" svg:height="12.182cm">
          <chartooo:coordinate-region svg:x="2.72cm" svg:y="0.446cm" svg:width="33.379cm" svg:height="11.784cm"/>
          <chart:axis chart:dimension="x" chart:name="primary-x" chart:style-name="ch4" chartooo:axis-type="auto">
            <chartooo:date-scale/>
            <chart:categories table:cell-range-address="'3. Matematyczne I'.A2:'3. Matematyczne I'.A1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2:'5. Pomiary'.B32 '5. Pomiary'.B1:'5. Pomiary'.B1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1c3687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73604"/>
    </style:style>
    <style:style style:name="ch9" style:family="chart">
      <style:chart-properties chart:solid-type="cuboid"/>
      <style:graphic-properties draw:fill-color="#fff450"/>
    </style:style>
    <style:style style:name="ch10" style:family="chart">
      <style:chart-properties chart:solid-type="cuboid"/>
      <style:graphic-properties draw:fill-color="#071136"/>
    </style:style>
    <style:style style:name="ch11" style:family="chart">
      <style:chart-properties chart:solid-type="cuboid"/>
      <style:graphic-properties draw:fill-color="#8f187c"/>
    </style:style>
    <style:style style:name="ch12" style:family="chart">
      <style:chart-properties chart:solid-type="cuboid"/>
      <style:graphic-properties draw:fill-color="#ce181e"/>
    </style:style>
    <style:style style:name="ch13" style:family="chart">
      <style:chart-properties chart:solid-type="cuboid"/>
      <style:graphic-properties draw:fill-color="#d4711a"/>
    </style:style>
    <style:style style:name="ch14" style:family="chart">
      <style:chart-properties chart:solid-type="cuboid"/>
      <style:graphic-properties draw:fill-color="#1b75bc"/>
    </style:style>
    <style:style style:name="ch15" style:family="chart">
      <style:chart-properties chart:solid-type="cuboid"/>
      <style:graphic-properties draw:fill-color="#89c765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78cm" svg:height="10.082cm" xlink:href=".." xlink:type="simple" chart:class="chart:bar" chart:style-name="ch1">
        <chart:title svg:x="8.316cm" svg:y="0.337cm" chart:style-name="ch2">
          <text:p>Częstosć</text:p>
        </chart:title>
        <chart:plot-area chart:style-name="ch3" table:cell-range-address="'6. Nazwiska'.A2:'6. Nazwiska'.B9" chart:data-source-has-labels="column" svg:x="0.249cm" svg:y="1.318cm" svg:width="17.978cm" svg:height="8.562cm">
          <chartooo:coordinate-region svg:x="1.796cm" svg:y="1.517cm" svg:width="16.382cm" svg:height="7.716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19cm" svg:height="10.849cm" xlink:href=".." xlink:type="simple" chart:class="chart:bar" chart:style-name="ch1">
        <chart:legend svg:x="16.3cm" svg:y="0.456cm" style:legend-expansion="custom" chartooo:width="3.636cm" chartooo:height="1.321cm" style:legend-expansion-aspect-ratio="2.75246025738077" chart:style-name="ch2"/>
        <chart:plot-area chart:style-name="ch3" table:cell-range-address="'7. Klasyfikacja'.A2:'7. Klasyfikacja'.C11 '7. Klasyfikacja'.B1:'7. Klasyfikacja'.C1" chart:data-source-has-labels="both" svg:x="0.438cm" svg:y="0.216cm" svg:width="21.043cm" svg:height="10.417cm">
          <chartooo:coordinate-region svg:x="1.165cm" svg:y="0.415cm" svg:width="19.191cm" svg:height="9.571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3.31">
                <text:p>3.31</text:p>
                <draw:g>
                  <svg:desc>'7. Klasyfikacja'.B2:'7. Klasyfikacja'.B11</svg:desc>
                </draw:g>
              </table:table-cell>
              <table:table-cell office:value-type="float" office:value="0.572129084649552">
                <text:p>0.572129084649552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71">
                <text:p>3.71</text:p>
              </table:table-cell>
              <table:table-cell office:value-type="float" office:value="0.759089612272785">
                <text:p>0.759089612272785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.98">
                <text:p>1.98</text:p>
              </table:table-cell>
              <table:table-cell office:value-type="float" office:value="0.544330161525261">
                <text:p>0.54433016152526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3.14">
                <text:p>3.14</text:p>
              </table:table-cell>
              <table:table-cell office:value-type="float" office:value="0.739424676073385">
                <text:p>0.739424676073385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16">
                <text:p>2.16</text:p>
              </table:table-cell>
              <table:table-cell office:value-type="float" office:value="0.775101226968242">
                <text:p>0.775101226968242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6">
                <text:p>2.6</text:p>
              </table:table-cell>
              <table:table-cell office:value-type="float" office:value="0.882436397694991">
                <text:p>0.88243639769499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55">
                <text:p>4.55</text:p>
              </table:table-cell>
              <table:table-cell office:value-type="float" office:value="0.594968390257902">
                <text:p>0.594968390257902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14">
                <text:p>4.14</text:p>
              </table:table-cell>
              <table:table-cell office:value-type="float" office:value="0.753955653949924">
                <text:p>0.75395565394992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04">
                <text:p>4.04</text:p>
              </table:table-cell>
              <table:table-cell office:value-type="float" office:value="0.934497363404457">
                <text:p>0.934497363404457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16">
                <text:p>4.16</text:p>
              </table:table-cell>
              <table:table-cell office:value-type="float" office:value="0.620157173829018">
                <text:p>0.620157173829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